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18cm" svg:stroke-color="#cccccc" draw:marker-start-width="0.227cm" draw:marker-end="Arrow_20_concave" draw:marker-end-width="0.179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3465a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Fine_20_Dashed" svg:stroke-width="0.018cm" svg:stroke-color="#729fc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53cm" svg:stroke-color="#006600" draw:marker-start-width="0.279cm" draw:marker-end="Arrow_20_concave" draw:marker-end-width="0.231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6cm" fo:min-width="0.477cm"/>
    </style:style>
    <style:style style:name="gr6" style:family="graphic" style:parent-style-name="standard">
      <style:graphic-properties draw:textarea-horizontal-align="justify" draw:textarea-vertical-align="middle" draw:auto-grow-height="false" fo:min-height="0.21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0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212cm" fo:min-width="0cm"/>
    </style:style>
    <style:style style:name="gr10" style:family="graphic" style:parent-style-name="standard">
      <style:graphic-properties svg:stroke-width="0.081cm" svg:stroke-color="#006600" draw:marker-start-width="0.321cm" draw:marker-end-width="0.321cm" draw:fill-color="#006600" draw:textarea-horizontal-align="justify" draw:textarea-vertical-align="middle" draw:auto-grow-height="false" fo:min-height="0.132cm" fo:min-width="0cm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12" style:family="graphic" style:parent-style-name="standard">
      <style:graphic-properties svg:stroke-width="0.081cm" svg:stroke-color="#66cc00" draw:marker-start-width="0.321cm" draw:marker-end-width="0.321cm" draw:fill-color="#66cc00" draw:textarea-horizontal-align="justify" draw:textarea-vertical-align="middle" draw:auto-grow-height="false" fo:min-height="0.212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66cc00" draw:marker-start-width="0.321cm" draw:marker-end-width="0.321cm" draw:fill-color="#66cc00" draw:textarea-horizontal-align="justify" draw:textarea-vertical-align="middle" draw:auto-grow-height="false" fo:min-height="0.209cm" fo:min-width="0cm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213cm" fo:min-width="0cm"/>
    </style:style>
    <style:style style:name="gr15" style:family="graphic" style:parent-style-name="standard">
      <style:graphic-properties svg:stroke-width="0.081cm" svg:stroke-color="#66cc00" draw:marker-start-width="0.321cm" draw:marker-end-width="0.321cm" draw:fill-color="#66cc00" draw:textarea-horizontal-align="justify" draw:textarea-vertical-align="middle" draw:auto-grow-height="false" fo:min-height="0.213cm" fo:min-width="0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66cc00" draw:marker-start-width="0.321cm" draw:marker-end-width="0.321cm" draw:fill-color="#66cc00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Fine_20_Dashed" svg:stroke-width="0.053cm" svg:stroke-color="#66cc00" draw:marker-start-width="0.279cm" draw:marker-end="Arrow" draw:marker-end-width="0.181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2cm" fo:min-width="0.699cm"/>
    </style:style>
    <style:style style:name="gr19" style:family="graphic" style:parent-style-name="standard">
      <style:graphic-properties draw:stroke="dash" draw:stroke-dash="Fine_20_Dashed" svg:stroke-width="0.035cm" svg:stroke-color="#66cc00" draw:marker-start-width="0.252cm" draw:marker-end-width="0.252cm" draw:fill="none" draw:fill-color="#ffffff" draw:textarea-horizontal-align="justify" draw:textarea-vertical-align="middle" draw:auto-grow-height="false" fo:min-height="0.132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fo:font-style="italic"/>
    </style:style>
    <style:style style:name="P4" style:family="paragraph">
      <loext:graphic-properties draw:fill="none" draw:fill-color="#ffffff"/>
      <style:text-properties fo:font-size="16pt" fo:font-style="italic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006600"/>
      <style:paragraph-properties fo:text-align="center"/>
    </style:style>
    <style:style style:name="P7" style:family="paragraph">
      <loext:graphic-properties draw:fill-color="#66cc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style:font-size-asian="6pt" style:font-size-complex="6pt"/>
    </style:style>
    <style:style style:name="T2" style:family="text">
      <style:text-properties style:text-position="-33% 58%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89cm" svg:y1="8.86cm" svg:x2="11.553cm" svg:y2="5.091cm">
          <text:p/>
        </draw:line>
        <draw:line draw:style-name="gr1" draw:text-style-name="P2" draw:layer="layout" svg:x1="3.785cm" svg:y1="8.766cm" svg:x2="9.049cm" svg:y2="4.997cm">
          <text:p/>
        </draw:line>
        <draw:line draw:style-name="gr1" draw:text-style-name="P2" draw:layer="layout" svg:x1="3.781cm" svg:y1="11.372cm" svg:x2="9.045cm" svg:y2="7.603cm">
          <text:p/>
        </draw:line>
        <draw:line draw:style-name="gr1" draw:text-style-name="P2" draw:layer="layout" svg:x1="3.777cm" svg:y1="13.978cm" svg:x2="9.041cm" svg:y2="10.209cm">
          <text:p/>
        </draw:line>
        <draw:line draw:style-name="gr1" draw:text-style-name="P2" draw:layer="layout" svg:x1="6.373cm" svg:y1="13.884cm" svg:x2="11.637cm" svg:y2="10.115cm">
          <text:p/>
        </draw:line>
        <draw:line draw:style-name="gr1" draw:text-style-name="P2" draw:layer="layout" svg:x1="8.869cm" svg:y1="13.99cm" svg:x2="14.133cm" svg:y2="10.221cm">
          <text:p/>
        </draw:line>
        <draw:line draw:style-name="gr1" draw:text-style-name="P2" draw:layer="layout" svg:x1="11.465cm" svg:y1="13.896cm" svg:x2="16.729cm" svg:y2="10.127cm">
          <text:p/>
        </draw:line>
        <draw:line draw:style-name="gr1" draw:text-style-name="P2" draw:layer="layout" svg:x1="11.461cm" svg:y1="11.402cm" svg:x2="16.725cm" svg:y2="7.633cm">
          <text:p/>
        </draw:line>
        <draw:line draw:style-name="gr1" draw:text-style-name="P2" draw:layer="layout" svg:x1="11.457cm" svg:y1="8.808cm" svg:x2="16.721cm" svg:y2="5.039cm">
          <text:p/>
        </draw:line>
        <draw:line draw:style-name="gr1" draw:text-style-name="P2" draw:layer="layout" svg:x1="8.853cm" svg:y1="8.814cm" svg:x2="14.117cm" svg:y2="5.045cm">
          <text:p/>
        </draw:line>
        <draw:line draw:style-name="gr1" draw:text-style-name="P2" draw:layer="layout" svg:x1="8.865cm" svg:y1="11.396cm" svg:x2="14.129cm" svg:y2="7.627cm">
          <text:p/>
        </draw:line>
        <draw:line draw:style-name="gr2" draw:text-style-name="P2" draw:layer="layout" svg:x1="3.377cm" svg:y1="2.867cm" svg:x2="3.377cm" svg:y2="15.594cm">
          <text:p/>
        </draw:line>
        <draw:line draw:style-name="gr2" draw:text-style-name="P2" draw:layer="layout" svg:x1="5.936cm" svg:y1="2.869cm" svg:x2="5.936cm" svg:y2="15.596cm">
          <text:p/>
        </draw:line>
        <draw:line draw:style-name="gr2" draw:text-style-name="P2" draw:layer="layout" svg:x1="8.495cm" svg:y1="2.871cm" svg:x2="8.495cm" svg:y2="15.598cm">
          <text:p/>
        </draw:line>
        <draw:line draw:style-name="gr2" draw:text-style-name="P2" draw:layer="layout" svg:x1="11.053cm" svg:y1="2.873cm" svg:x2="11.053cm" svg:y2="15.6cm">
          <text:p/>
        </draw:line>
        <draw:line draw:style-name="gr2" draw:text-style-name="P2" draw:layer="layout" svg:x1="13.612cm" svg:y1="2.875cm" svg:x2="13.612cm" svg:y2="15.602cm">
          <text:p/>
        </draw:line>
        <draw:line draw:style-name="gr2" draw:text-style-name="P2" draw:layer="layout" svg:x1="2.207cm" svg:y1="3.972cm" svg:x2="17.414cm" svg:y2="3.972cm">
          <text:p/>
        </draw:line>
        <draw:line draw:style-name="gr2" draw:text-style-name="P2" draw:layer="layout" svg:x1="2.207cm" svg:y1="6.531cm" svg:x2="17.414cm" svg:y2="6.531cm">
          <text:p/>
        </draw:line>
        <draw:line draw:style-name="gr2" draw:text-style-name="P2" draw:layer="layout" svg:x1="2.207cm" svg:y1="9.09cm" svg:x2="17.414cm" svg:y2="9.09cm">
          <text:p/>
        </draw:line>
        <draw:line draw:style-name="gr2" draw:text-style-name="P2" draw:layer="layout" svg:x1="2.207cm" svg:y1="11.649cm" svg:x2="17.414cm" svg:y2="11.649cm">
          <text:p/>
        </draw:line>
        <draw:line draw:style-name="gr2" draw:text-style-name="P2" draw:layer="layout" svg:x1="2.207cm" svg:y1="14.207cm" svg:x2="17.414cm" svg:y2="14.207cm">
          <text:p/>
        </draw:line>
        <draw:line draw:style-name="gr2" draw:text-style-name="P2" draw:layer="layout" svg:x1="16.171cm" svg:y1="2.878cm" svg:x2="16.171cm" svg:y2="15.605cm">
          <text:p/>
        </draw:line>
        <draw:line draw:style-name="gr3" draw:text-style-name="P2" draw:layer="layout" svg:x1="4.083cm" svg:y1="2.867cm" svg:x2="4.083cm" svg:y2="15.594cm">
          <text:p/>
        </draw:line>
        <draw:line draw:style-name="gr3" draw:text-style-name="P2" draw:layer="layout" svg:x1="6.642cm" svg:y1="2.869cm" svg:x2="6.642cm" svg:y2="15.596cm">
          <text:p/>
        </draw:line>
        <draw:line draw:style-name="gr3" draw:text-style-name="P2" draw:layer="layout" svg:x1="9.201cm" svg:y1="2.871cm" svg:x2="9.201cm" svg:y2="15.598cm">
          <text:p/>
        </draw:line>
        <draw:line draw:style-name="gr3" draw:text-style-name="P2" draw:layer="layout" svg:x1="11.76cm" svg:y1="2.873cm" svg:x2="11.76cm" svg:y2="15.6cm">
          <text:p/>
        </draw:line>
        <draw:line draw:style-name="gr3" draw:text-style-name="P2" draw:layer="layout" svg:x1="14.318cm" svg:y1="2.875cm" svg:x2="14.318cm" svg:y2="15.602cm">
          <text:p/>
        </draw:line>
        <draw:line draw:style-name="gr3" draw:text-style-name="P2" draw:layer="layout" svg:x1="2.146cm" svg:y1="15.021cm" svg:x2="17.353cm" svg:y2="15.021cm">
          <text:p/>
        </draw:line>
        <draw:line draw:style-name="gr3" draw:text-style-name="P2" draw:layer="layout" svg:x1="2.207cm" svg:y1="4.873cm" svg:x2="17.414cm" svg:y2="4.873cm">
          <text:p/>
        </draw:line>
        <draw:line draw:style-name="gr3" draw:text-style-name="P2" draw:layer="layout" svg:x1="2.207cm" svg:y1="7.432cm" svg:x2="17.414cm" svg:y2="7.432cm">
          <text:p/>
        </draw:line>
        <draw:line draw:style-name="gr3" draw:text-style-name="P2" draw:layer="layout" svg:x1="2.207cm" svg:y1="9.99cm" svg:x2="17.414cm" svg:y2="9.99cm">
          <text:p/>
        </draw:line>
        <draw:line draw:style-name="gr3" draw:text-style-name="P2" draw:layer="layout" svg:x1="2.207cm" svg:y1="12.549cm" svg:x2="17.414cm" svg:y2="12.549cm">
          <text:p/>
        </draw:line>
        <draw:line draw:style-name="gr3" draw:text-style-name="P2" draw:layer="layout" svg:x1="16.877cm" svg:y1="2.878cm" svg:x2="16.877cm" svg:y2="15.605cm">
          <text:p/>
        </draw:line>
        <draw:line draw:style-name="gr4" draw:text-style-name="P2" draw:layer="layout" svg:x1="6.302cm" svg:y1="11.346cm" svg:x2="11.566cm" svg:y2="7.577cm">
          <text:p/>
        </draw:line>
        <draw:frame draw:style-name="gr5" draw:text-style-name="P4" draw:layer="layout" svg:width="2.105cm" svg:height="1.376cm" svg:x="4.455cm" svg:y="11.536cm">
          <draw:text-box>
            <text:p text:style-name="P3"><text:span text:style-name="T1">x</text:span><text:span text:style-name="T2">i</text:span><text:span text:style-name="T1">,y</text:span><text:span text:style-name="T2">j</text:span></text:p>
          </draw:text-box>
        </draw:frame>
        <draw:custom-shape draw:style-name="gr6" draw:text-style-name="P5" draw:layer="layout" svg:width="0.65cm" svg:height="0.651cm" svg:x="3.05cm" svg:y="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47cm" svg:height="0.65cm" svg:x="3.056cm" svg:y="6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49cm" svg:height="0.65cm" svg:x="3.058cm" svg:y="8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49cm" svg:height="0.649cm" svg:x="3.06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5cm" svg:height="0.65cm" svg:x="3.062cm" svg:y="1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65cm" svg:height="0.652cm" svg:x="5.613cm" svg:y="3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5cm" svg:height="0.649cm" svg:x="5.61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5cm" svg:height="0.65cm" svg:x="5.617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65cm" svg:height="0.652cm" svg:x="5.62cm" svg:y="11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48cm" svg:height="0.648cm" svg:x="5.624cm" svg:y="1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49cm" svg:height="0.648cm" svg:x="8.175cm" svg:y="3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48cm" svg:height="0.651cm" svg:x="8.178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49cm" svg:height="0.647cm" svg:x="8.179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52cm" svg:height="0.65cm" svg:x="8.183cm" svg:y="11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5cm" svg:height="0.65cm" svg:x="8.187cm" svg:y="13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5cm" svg:height="0.648cm" svg:x="10.73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5cm" svg:height="0.652cm" svg:x="10.738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51cm" svg:height="0.649cm" svg:x="10.739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48cm" svg:height="0.653cm" svg:x="10.745cm" svg:y="11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47cm" svg:height="0.653cm" svg:x="10.749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5cm" svg:height="0.649cm" svg:x="13.29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52cm" svg:height="0.653cm" svg:x="13.299cm" svg:y="6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65cm" svg:height="0.65cm" svg:x="13.302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52cm" svg:height="0.648cm" svg:x="13.304cm" svg:y="1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54cm" svg:height="0.655cm" svg:x="13.306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651cm" svg:height="0.652cm" svg:x="15.86cm" svg:y="3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5cm" svg:height="0.648cm" svg:x="15.862cm" svg:y="6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49cm" svg:height="0.649cm" svg:x="15.86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47cm" svg:height="0.648cm" svg:x="15.868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48cm" svg:height="0.653cm" svg:x="15.869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1.862cm" svg:y1="7.483cm" svg:x2="13.411cm" svg:y2="8.747cm">
          <text:p/>
        </draw:line>
        <draw:line draw:style-name="gr17" draw:text-style-name="P2" draw:layer="layout" svg:x1="11.922cm" svg:y1="7.35cm" svg:x2="13.2cm" svg:y2="6.715cm">
          <text:p/>
        </draw:line>
        <draw:line draw:style-name="gr17" draw:text-style-name="P2" draw:layer="layout" svg:x1="11.826cm" svg:y1="7.416cm" svg:x2="11.279cm" svg:y2="8.747cm">
          <text:p/>
        </draw:line>
        <draw:line draw:style-name="gr17" draw:text-style-name="P2" draw:layer="layout" svg:x1="11.821cm" svg:y1="7.447cm" svg:x2="11.414cm" svg:y2="6.842cm">
          <text:p/>
        </draw:line>
        <draw:frame draw:style-name="gr18" draw:text-style-name="P4" draw:layer="layout" svg:width="2.584cm" svg:height="1.252cm" draw:transform="rotate (0.690103186238558) translate (8.892cm 8.656cm)">
          <draw:text-box>
            <text:p text:style-name="P3"><text:span text:style-name="T1">d</text:span><text:span text:style-name="T1">x</text:span><text:span text:style-name="T1">,</text:span><text:span text:style-name="T1">d</text:span><text:span text:style-name="T1">y</text:span></text:p>
          </draw:text-box>
        </draw:frame>
        <draw:custom-shape draw:style-name="gr19" draw:text-style-name="P8" draw:layer="layout" svg:width="0.65cm" svg:height="0.652cm" svg:x="11.54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2:13:40.191219663</meta:creation-date>
    <dc:date>2018-04-07T13:21:30.311053349</dc:date>
    <meta:editing-duration>PT1H7M3S</meta:editing-duration>
    <meta:editing-cycles>29</meta:editing-cycles>
    <meta:generator>LibreOffice/5.1.6.2$Linux_X86_64 LibreOffice_project/10m0$Build-2</meta:generator>
    <meta:document-statistic meta:object-count="71"/>
  </office:meta>
</office:document-meta>
</file>